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2.1243in" fo:margin-left="0.5743in" table:align="left"/>
    </style:style>
    <style:style style:name="Table1.A" style:family="table-column">
      <style:table-column-properties style:column-width="2.1243in"/>
    </style:style>
    <style:style style:name="Table1.A1" style:family="table-cell">
      <style:table-cell-properties fo:padding="0.0382in" fo:border="0.05pt solid #000000"/>
    </style:style>
    <style:style style:name="P1" style:family="paragraph" style:parent-style-name="Standard">
      <style:text-properties style:font-name="Sans-serif" style:text-underline-style="none" fo:font-weight="bold" officeooo:rsid="0c4467f5" officeooo:paragraph-rsid="0c4467f5" style:font-weight-asian="bold" style:font-weight-complex="bold"/>
    </style:style>
    <style:style style:name="P2" style:family="paragraph" style:parent-style-name="Standard">
      <style:text-properties style:font-name="Sans-serif" style:text-underline-style="none" fo:font-weight="bold" officeooo:rsid="0c4467f5" officeooo:paragraph-rsid="0c547309" style:font-weight-asian="bold" style:font-weight-complex="bold"/>
    </style:style>
    <style:style style:name="P3" style:family="paragraph" style:parent-style-name="Standard">
      <style:text-properties style:font-name="Sans-serif" style:text-underline-style="none" fo:font-weight="bold" officeooo:rsid="0c526901" officeooo:paragraph-rsid="0c526901" style:font-weight-asian="bold" style:font-weight-complex="bold"/>
    </style:style>
    <style:style style:name="P4" style:family="paragraph" style:parent-style-name="Standard">
      <style:text-properties style:font-name="Sans-serif" style:text-underline-style="none" fo:font-weight="bold" officeooo:rsid="0c593337" officeooo:paragraph-rsid="0c59e5e6" style:font-weight-asian="bold" style:font-weight-complex="bold"/>
    </style:style>
    <style:style style:name="P5" style:family="paragraph" style:parent-style-name="Standard">
      <style:text-properties style:font-name="Sans-serif" style:text-underline-style="none" fo:font-weight="bold" officeooo:rsid="0c7086e6" officeooo:paragraph-rsid="0c7086e6" style:font-weight-asian="bold" style:font-weight-complex="bold"/>
    </style:style>
    <style:style style:name="P6" style:family="paragraph" style:parent-style-name="Standard">
      <style:text-properties style:font-name="Sans-serif" style:text-underline-style="none" fo:font-weight="bold" officeooo:rsid="0c7086e6" officeooo:paragraph-rsid="0c722edd" style:font-weight-asian="bold" style:font-weight-complex="bold"/>
    </style:style>
    <style:style style:name="P7" style:family="paragraph" style:parent-style-name="Standard">
      <style:text-properties style:font-name="Sans-serif" style:text-underline-style="none" fo:font-weight="bold" officeooo:rsid="0c7352c0" officeooo:paragraph-rsid="0c7352c0" style:font-weight-asian="bold" style:font-weight-complex="bold"/>
    </style:style>
    <style:style style:name="P8" style:family="paragraph" style:parent-style-name="Standard">
      <style:text-properties style:font-name="Sans-serif" style:text-underline-style="none" fo:font-weight="bold" officeooo:rsid="0c74461c" officeooo:paragraph-rsid="0c74461c" style:font-weight-asian="bold" style:font-weight-complex="bold"/>
    </style:style>
    <style:style style:name="P9" style:family="paragraph" style:parent-style-name="Standard">
      <style:text-properties style:font-name="Sans-serif" style:text-underline-style="none" fo:font-weight="bold" officeooo:rsid="0c7762c7" officeooo:paragraph-rsid="0c7762c7" style:font-weight-asian="bold" style:font-weight-complex="bold"/>
    </style:style>
    <style:style style:name="P10" style:family="paragraph" style:parent-style-name="Standard">
      <style:text-properties style:font-name="Sans-serif" style:text-underline-style="none" fo:font-weight="bold" officeooo:rsid="0c78cf8a" officeooo:paragraph-rsid="0c78cf8a" style:font-weight-asian="bold" style:font-weight-complex="bold"/>
    </style:style>
    <style:style style:name="P11" style:family="paragraph" style:parent-style-name="Standard">
      <style:text-properties style:font-name="Sans-serif" style:text-underline-style="none" fo:font-weight="normal" officeooo:rsid="0c445c36" officeooo:paragraph-rsid="0c7e9e16" style:font-weight-asian="normal" style:font-weight-complex="normal"/>
    </style:style>
    <style:style style:name="P12" style:family="paragraph" style:parent-style-name="Standard">
      <style:text-properties style:font-name="Sans-serif" style:text-underline-style="none" fo:font-weight="normal" officeooo:rsid="0c722edd" officeooo:paragraph-rsid="0c722edd" style:font-weight-asian="normal" style:font-weight-complex="normal"/>
    </style:style>
    <style:style style:name="P13" style:family="paragraph" style:parent-style-name="Standard">
      <style:text-properties style:font-name="Sans-serif" style:text-underline-style="none" fo:font-weight="normal" officeooo:rsid="0c7352c0" officeooo:paragraph-rsid="0c722edd" style:font-weight-asian="normal" style:font-weight-complex="normal"/>
    </style:style>
    <style:style style:name="P14" style:family="paragraph" style:parent-style-name="Standard">
      <style:text-properties style:font-name="Sans-serif" style:text-underline-style="none" fo:font-weight="normal" officeooo:rsid="0c7352c0" officeooo:paragraph-rsid="0c7352c0" style:font-weight-asian="normal" style:font-weight-complex="normal"/>
    </style:style>
    <style:style style:name="P15" style:family="paragraph" style:parent-style-name="Standard">
      <style:text-properties style:font-name="Sans-serif" style:text-underline-style="none" fo:font-weight="normal" officeooo:rsid="0c7762c7" officeooo:paragraph-rsid="0c7762c7" style:font-weight-asian="normal" style:font-weight-complex="normal"/>
    </style:style>
    <style:style style:name="P16" style:family="paragraph" style:parent-style-name="Standard">
      <style:text-properties style:font-name="Sans-serif" style:text-underline-style="none" fo:font-weight="normal" officeooo:rsid="0c74461c" officeooo:paragraph-rsid="0c74461c" style:font-weight-asian="normal" style:font-weight-complex="normal"/>
    </style:style>
    <style:style style:name="P17" style:family="paragraph" style:parent-style-name="Standard">
      <style:text-properties style:font-name="Sans-serif" style:text-underline-style="none" fo:font-weight="bold" officeooo:rsid="0c7e9e16" officeooo:paragraph-rsid="0c7e9e16" style:font-weight-asian="bold" style:font-weight-complex="bold"/>
    </style:style>
    <style:style style:name="P18" style:family="paragraph" style:parent-style-name="Standard">
      <style:text-properties style:font-name="Sans-serif" style:text-underline-style="none" fo:font-weight="bold" officeooo:rsid="0c4467f5" officeooo:paragraph-rsid="0c6f57d9" style:font-weight-asian="bold" style:font-weight-complex="bold"/>
    </style:style>
    <style:style style:name="P19" style:family="paragraph" style:parent-style-name="Standard">
      <style:text-properties style:font-name="Sans-serif" style:text-underline-style="none" fo:font-weight="bold" officeooo:rsid="0c7fad01" officeooo:paragraph-rsid="0c7fad01" style:font-weight-asian="bold" style:font-weight-complex="bold"/>
    </style:style>
    <style:style style:name="P20" style:family="paragraph" style:parent-style-name="Standard">
      <style:text-properties style:font-name="Sans-serif" fo:font-size="9pt" style:text-underline-style="none" fo:font-weight="normal" officeooo:rsid="0c47465f" officeooo:paragraph-rsid="0c4467f5" style:font-size-asian="9pt" style:font-weight-asian="normal" style:font-size-complex="9pt" style:font-weight-complex="normal"/>
    </style:style>
    <style:style style:name="P21" style:family="paragraph" style:parent-style-name="Standard">
      <style:text-properties style:font-name="Sans-serif" fo:font-size="9pt" style:text-underline-style="none" fo:font-weight="normal" officeooo:rsid="0c526901" officeooo:paragraph-rsid="0c526901" style:font-size-asian="9pt" style:font-weight-asian="normal" style:font-size-complex="9pt" style:font-weight-complex="normal"/>
    </style:style>
    <style:style style:name="P22" style:family="paragraph" style:parent-style-name="Standard">
      <style:text-properties style:font-name="Sans-serif" fo:font-size="9pt" style:text-underline-style="none" fo:font-weight="normal" officeooo:rsid="0c5826fd" officeooo:paragraph-rsid="0c547309" style:font-size-asian="9pt" style:font-weight-asian="normal" style:font-size-complex="9pt" style:font-weight-complex="normal"/>
    </style:style>
    <style:style style:name="P23" style:family="paragraph" style:parent-style-name="Standard">
      <style:text-properties style:font-name="Sans-serif" fo:font-weight="bold" officeooo:rsid="087dfff2" officeooo:paragraph-rsid="0c971a4e" style:font-weight-asian="bold" style:font-weight-complex="bold"/>
    </style:style>
    <style:style style:name="P24" style:family="paragraph" style:parent-style-name="Standard">
      <style:text-properties fo:font-weight="bold" officeooo:rsid="0c8c7e26" officeooo:paragraph-rsid="0c8c7e26" style:font-weight-asian="bold" style:font-weight-complex="bold"/>
    </style:style>
    <style:style style:name="P25" style:family="paragraph" style:parent-style-name="Standard">
      <style:text-properties fo:font-weight="bold" officeooo:rsid="0c8c7e26" officeooo:paragraph-rsid="0c8d770d" style:font-weight-asian="bold" style:font-weight-complex="bold"/>
    </style:style>
    <style:style style:name="P26" style:family="paragraph" style:parent-style-name="Standard">
      <style:text-properties fo:font-weight="bold" officeooo:rsid="0c8d770d" officeooo:paragraph-rsid="0c8d770d" style:font-weight-asian="bold" style:font-weight-complex="bold"/>
    </style:style>
    <style:style style:name="P27" style:family="paragraph" style:parent-style-name="Standard">
      <style:text-properties fo:font-weight="bold" officeooo:rsid="0c8f387c" officeooo:paragraph-rsid="0c8f387c" style:font-weight-asian="bold" style:font-weight-complex="bold"/>
    </style:style>
    <style:style style:name="P28" style:family="paragraph" style:parent-style-name="Standard">
      <style:text-properties officeooo:paragraph-rsid="0c59e5e6"/>
    </style:style>
    <style:style style:name="P29"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weight="bold" officeooo:rsid="0238274d" officeooo:paragraph-rsid="0c9bcbae" style:font-weight-asian="bold" style:font-weight-complex="bold"/>
    </style:style>
    <style:style style:name="P30"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weight="bold" officeooo:rsid="02717fa2" officeooo:paragraph-rsid="0c9d4513" style:font-weight-asian="bold" style:font-weight-complex="bold"/>
    </style:style>
    <style:style style:name="P31"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717fa2" officeooo:paragraph-rsid="0c9f2a52" style:font-size-asian="9pt" style:font-weight-asian="bold" style:font-size-complex="9pt" style:font-weight-complex="bold"/>
    </style:style>
    <style:style style:name="P32"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74d67a" officeooo:paragraph-rsid="0c9f2a52" style:font-size-asian="9pt" style:font-weight-asian="bold" style:font-size-complex="9pt" style:font-weight-complex="bold"/>
    </style:style>
    <style:style style:name="P33"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aef900" officeooo:paragraph-rsid="0ca27e49" style:font-size-asian="9pt" style:font-weight-asian="bold" style:font-size-complex="9pt" style:font-weight-complex="bold"/>
    </style:style>
    <style:style style:name="P34"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8568e1" officeooo:paragraph-rsid="0ca53211" style:font-size-asian="9pt" style:font-weight-asian="bold" style:font-size-complex="9pt" style:font-weight-complex="bold"/>
    </style:style>
    <style:style style:name="P35"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732101a" officeooo:paragraph-rsid="0ca6b279" style:font-size-asian="9pt" style:font-weight-asian="bold" style:font-size-complex="9pt" style:font-weight-complex="bold"/>
    </style:style>
    <style:style style:name="P36"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b63a8f9" officeooo:paragraph-rsid="0ca860b9" style:font-size-asian="9pt" style:font-weight-asian="bold" style:font-size-complex="9pt" style:font-weight-complex="bold"/>
    </style:style>
    <style:style style:name="P37"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ae9781d" officeooo:paragraph-rsid="0cab176c" style:font-size-asian="9pt" style:font-weight-asian="bold" style:font-size-complex="9pt" style:font-weight-complex="bold"/>
    </style:style>
    <style:style style:name="P38"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cab176c" officeooo:paragraph-rsid="0cab176c" style:font-size-asian="9pt" style:font-weight-asian="bold" style:font-size-complex="9pt" style:font-weight-complex="bold"/>
    </style:style>
    <style:style style:name="P39" style:family="paragraph" style:parent-style-name="Standard" style:list-style-name="">
      <loext:graphic-properties draw:fill="none"/>
      <style:paragraph-properties fo:margin-left="0in" fo:margin-right="0in" fo:text-align="center" style:justify-single-word="false" fo:text-indent="0in" style:auto-text-indent="false" fo:background-color="transparent">
        <style:tab-stops>
          <style:tab-stop style:position="-0.1283in"/>
        </style:tab-stops>
      </style:paragraph-properties>
      <style:text-properties style:font-name="Sans-serif" fo:font-size="9pt" fo:font-weight="bold" officeooo:rsid="0cab176c" officeooo:paragraph-rsid="0cab176c" style:font-size-asian="9pt" style:font-weight-asian="bold" style:font-size-complex="9pt" style:font-weight-complex="bold"/>
    </style:style>
    <style:style style:name="P40"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cab24ed" officeooo:paragraph-rsid="0cab24ed" style:font-size-asian="9pt" style:font-weight-asian="bold" style:font-size-complex="9pt" style:font-weight-complex="bold"/>
    </style:style>
    <style:style style:name="P41"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afdcd1d" officeooo:paragraph-rsid="0cab24ed" style:font-size-asian="9pt" style:font-weight-asian="bold" style:font-size-complex="9pt" style:font-weight-complex="bold"/>
    </style:style>
    <style:style style:name="P42" style:family="paragraph" style:parent-style-name="Header">
      <style:paragraph-properties fo:text-align="center" style:justify-single-word="false"/>
      <style:text-properties style:font-name="Sans-serif" fo:font-size="16pt" officeooo:rsid="0b348f6b" officeooo:paragraph-rsid="0c849d9f" style:font-size-asian="16pt" style:font-size-complex="16pt"/>
    </style:style>
    <style:style style:name="T1" style:family="text">
      <style:text-properties fo:font-weight="normal" style:font-weight-asian="normal" style:font-weight-complex="normal"/>
    </style:style>
    <style:style style:name="T2" style:family="text">
      <style:text-properties fo:font-weight="normal" officeooo:rsid="0c72033f" style:font-weight-asian="normal" style:font-weight-complex="normal"/>
    </style:style>
    <style:style style:name="T3" style:family="text">
      <style:text-properties fo:font-weight="normal" officeooo:rsid="0c722edd" style:font-weight-asian="normal" style:font-weight-complex="normal"/>
    </style:style>
    <style:style style:name="T4" style:family="text">
      <style:text-properties fo:font-weight="normal" officeooo:rsid="0c7352c0" style:font-weight-asian="normal" style:font-weight-complex="normal"/>
    </style:style>
    <style:style style:name="T5" style:family="text">
      <style:text-properties fo:font-weight="normal" officeooo:rsid="0c74461c" style:font-weight-asian="normal" style:font-weight-complex="normal"/>
    </style:style>
    <style:style style:name="T6" style:family="text">
      <style:text-properties fo:font-weight="normal" officeooo:rsid="0c74f5cc" style:font-weight-asian="normal" style:font-weight-complex="normal"/>
    </style:style>
    <style:style style:name="T7" style:family="text">
      <style:text-properties fo:font-weight="normal" officeooo:rsid="0c76007d" style:font-weight-asian="normal" style:font-weight-complex="normal"/>
    </style:style>
    <style:style style:name="T8" style:family="text">
      <style:text-properties fo:font-weight="normal" officeooo:rsid="0c7762c7" style:font-weight-asian="normal" style:font-weight-complex="normal"/>
    </style:style>
    <style:style style:name="T9" style:family="text">
      <style:text-properties fo:font-weight="normal" officeooo:rsid="0c78e691" style:font-weight-asian="normal" style:font-weight-complex="normal"/>
    </style:style>
    <style:style style:name="T10" style:family="text">
      <style:text-properties fo:font-weight="normal" officeooo:rsid="0c7ab1e5" style:font-weight-asian="normal" style:font-weight-complex="normal"/>
    </style:style>
    <style:style style:name="T11" style:family="text">
      <style:text-properties fo:font-weight="normal" officeooo:rsid="0c7cb096" style:font-weight-asian="normal" style:font-weight-complex="normal"/>
    </style:style>
    <style:style style:name="T12" style:family="text">
      <style:text-properties fo:font-weight="normal" officeooo:rsid="0c8d770d" style:font-weight-asian="normal" style:font-weight-complex="normal"/>
    </style:style>
    <style:style style:name="T13" style:family="text">
      <style:text-properties fo:font-weight="normal" officeooo:rsid="0c8f387c" style:font-weight-asian="normal" style:font-weight-complex="normal"/>
    </style:style>
    <style:style style:name="T14" style:family="text">
      <style:text-properties fo:font-weight="normal" officeooo:rsid="0c93fba8" style:font-weight-asian="normal" style:font-weight-complex="normal"/>
    </style:style>
    <style:style style:name="T15" style:family="text">
      <style:text-properties fo:font-weight="normal" officeooo:rsid="0c947724" style:font-weight-asian="normal" style:font-weight-complex="normal"/>
    </style:style>
    <style:style style:name="T16" style:family="text">
      <style:text-properties fo:font-style="italic" style:text-underline-style="none" fo:font-weight="normal" style:font-style-asian="italic" style:font-weight-asian="normal" style:font-style-complex="italic" style:font-weight-complex="normal"/>
    </style:style>
    <style:style style:name="T17" style:family="text">
      <style:text-properties fo:font-style="italic" style:text-underline-style="none" style:font-style-asian="italic" style:font-style-complex="italic"/>
    </style:style>
    <style:style style:name="T18" style:family="text">
      <style:text-properties fo:font-style="italic" style:text-underline-style="none" officeooo:rsid="0c9f2a52" style:font-style-asian="italic" style:font-style-complex="italic"/>
    </style:style>
    <style:style style:name="T19" style:family="text">
      <style:text-properties fo:font-style="italic" style:text-underline-style="none" officeooo:rsid="028b168c" style:font-style-asian="italic" style:font-style-complex="italic"/>
    </style:style>
    <style:style style:name="T20" style:family="text">
      <style:text-properties fo:font-style="italic" style:text-underline-style="none" officeooo:rsid="0291b3ef" style:font-style-asian="italic" style:font-style-complex="italic"/>
    </style:style>
    <style:style style:name="T21" style:family="text">
      <style:text-properties fo:font-style="italic" style:text-underline-style="none" officeooo:rsid="0ca515f4" style:font-style-asian="italic" style:font-style-complex="italic"/>
    </style:style>
    <style:style style:name="T22" style:family="text">
      <style:text-properties fo:font-style="italic" style:text-underline-style="none" officeooo:rsid="0dd83591" style:font-style-asian="italic" style:font-style-complex="italic"/>
    </style:style>
    <style:style style:name="T23" style:family="text">
      <style:text-properties fo:font-style="italic" style:text-underline-style="none" officeooo:rsid="0afa39cb" style:font-style-asian="italic" style:font-style-complex="italic"/>
    </style:style>
    <style:style style:name="T24" style:family="text">
      <style:text-properties fo:font-style="italic" style:text-underline-style="none" officeooo:rsid="0c58fcc5" style:font-style-asian="italic" style:font-style-complex="italic"/>
    </style:style>
    <style:style style:name="T25" style:family="text">
      <style:text-properties fo:font-style="italic" style:text-underline-style="solid" style:text-underline-width="auto" style:text-underline-color="font-color" officeooo:rsid="0c9f2a52" style:font-style-asian="italic" style:font-style-complex="italic"/>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c7fad01" style:font-style-asian="normal" style:font-weight-asian="normal" style:font-style-complex="normal" style:font-weight-complex="normal"/>
    </style:style>
    <style:style style:name="T28" style:family="text">
      <style:text-properties fo:font-style="normal" fo:font-weight="normal" officeooo:rsid="0c803824" style:font-style-asian="normal" style:font-weight-asian="normal" style:font-style-complex="normal" style:font-weight-complex="normal"/>
    </style:style>
    <style:style style:name="T29" style:family="text">
      <style:text-properties fo:font-style="normal" fo:font-weight="normal" officeooo:rsid="0c815736" style:font-style-asian="normal" style:font-weight-asian="normal" style:font-style-complex="normal" style:font-weight-complex="normal"/>
    </style:style>
    <style:style style:name="T30" style:family="text">
      <style:text-properties fo:font-style="normal" fo:font-weight="normal" officeooo:rsid="0c82f0e9" style:font-style-asian="normal" style:font-weight-asian="normal" style:font-style-complex="normal" style:font-weight-complex="normal"/>
    </style:style>
    <style:style style:name="T31" style:family="text">
      <style:text-properties fo:font-style="normal" style:font-style-asian="normal" style:font-style-complex="normal"/>
    </style:style>
    <style:style style:name="T32" style:family="text">
      <style:text-properties fo:font-style="normal" officeooo:rsid="0c509357" style:font-style-asian="normal" style:font-style-complex="normal"/>
    </style:style>
    <style:style style:name="T3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4" style:family="text">
      <style:text-properties fo:font-style="normal" style:text-underline-style="solid" style:text-underline-width="auto" style:text-underline-color="font-color" fo:font-weight="normal" officeooo:rsid="0ca515f4" style:font-style-asian="normal" style:font-weight-asian="normal" style:font-style-complex="normal" style:font-weight-complex="normal"/>
    </style:style>
    <style:style style:name="T35" style:family="text">
      <style:text-properties fo:font-style="normal" style:text-underline-style="solid" style:text-underline-width="auto" style:text-underline-color="font-color" fo:font-weight="normal" officeooo:rsid="0ca53211" style:font-style-asian="normal" style:font-weight-asian="normal" style:font-style-complex="normal" style:font-weight-complex="normal"/>
    </style:style>
    <style:style style:name="T36" style:family="text">
      <style:text-properties fo:font-style="normal" style:text-underline-style="none" fo:font-weight="normal" style:font-style-asian="normal" style:font-weight-asian="normal" style:font-style-complex="normal" style:font-weight-complex="normal"/>
    </style:style>
    <style:style style:name="T37" style:family="text">
      <style:text-properties fo:font-style="normal" style:text-underline-style="none" fo:font-weight="normal" officeooo:rsid="0c9f2a52" style:font-style-asian="normal" style:font-weight-asian="normal" style:font-style-complex="normal" style:font-weight-complex="normal"/>
    </style:style>
    <style:style style:name="T38" style:family="text">
      <style:text-properties fo:font-style="normal" style:text-underline-style="none" fo:font-weight="normal" officeooo:rsid="0ca1114b" style:font-style-asian="normal" style:font-weight-asian="normal" style:font-style-complex="normal" style:font-weight-complex="normal"/>
    </style:style>
    <style:style style:name="T39" style:family="text">
      <style:text-properties fo:font-style="normal" style:text-underline-style="none" fo:font-weight="normal" officeooo:rsid="0ca1f0e1" style:font-style-asian="normal" style:font-weight-asian="normal" style:font-style-complex="normal" style:font-weight-complex="normal"/>
    </style:style>
    <style:style style:name="T40" style:family="text">
      <style:text-properties fo:font-style="normal" style:text-underline-style="none" fo:font-weight="normal" officeooo:rsid="0ca27e49" style:font-style-asian="normal" style:font-weight-asian="normal" style:font-style-complex="normal" style:font-weight-complex="normal"/>
    </style:style>
    <style:style style:name="T41" style:family="text">
      <style:text-properties fo:font-style="normal" style:text-underline-style="none" fo:font-weight="normal" officeooo:rsid="0ca443d0" style:font-style-asian="normal" style:font-weight-asian="normal" style:font-style-complex="normal" style:font-weight-complex="normal"/>
    </style:style>
    <style:style style:name="T42" style:family="text">
      <style:text-properties fo:font-style="normal" style:text-underline-style="none" fo:font-weight="normal" officeooo:rsid="0ca515f4" style:font-style-asian="normal" style:font-weight-asian="normal" style:font-style-complex="normal" style:font-weight-complex="normal"/>
    </style:style>
    <style:style style:name="T43" style:family="text">
      <style:text-properties fo:font-style="normal" style:text-underline-style="none" fo:font-weight="normal" officeooo:rsid="0ca53211" style:font-style-asian="normal" style:font-weight-asian="normal" style:font-style-complex="normal" style:font-weight-complex="normal"/>
    </style:style>
    <style:style style:name="T44" style:family="text">
      <style:text-properties fo:font-style="normal" style:text-underline-style="none" fo:font-weight="normal" officeooo:rsid="0716bceb" style:font-style-asian="normal" style:font-weight-asian="normal" style:font-style-complex="normal" style:font-weight-complex="normal"/>
    </style:style>
    <style:style style:name="T45" style:family="text">
      <style:text-properties fo:font-style="normal" style:text-underline-style="none" fo:font-weight="normal" officeooo:rsid="0ca6b279" style:font-style-asian="normal" style:font-weight-asian="normal" style:font-style-complex="normal" style:font-weight-complex="normal"/>
    </style:style>
    <style:style style:name="T46" style:family="text">
      <style:text-properties fo:font-style="normal" style:text-underline-style="none" fo:font-weight="normal" officeooo:rsid="0ca73d85" style:font-style-asian="normal" style:font-weight-asian="normal" style:font-style-complex="normal" style:font-weight-complex="normal"/>
    </style:style>
    <style:style style:name="T47" style:family="text">
      <style:text-properties fo:font-style="normal" style:text-underline-style="none" fo:font-weight="normal" officeooo:rsid="0ca7b301" style:font-style-asian="normal" style:font-weight-asian="normal" style:font-style-complex="normal" style:font-weight-complex="normal"/>
    </style:style>
    <style:style style:name="T48" style:family="text">
      <style:text-properties fo:font-style="normal" style:text-underline-style="none" fo:font-weight="normal" officeooo:rsid="0dd83591" style:font-style-asian="normal" style:font-weight-asian="normal" style:font-style-complex="normal" style:font-weight-complex="normal"/>
    </style:style>
    <style:style style:name="T49" style:family="text">
      <style:text-properties fo:font-style="normal" style:text-underline-style="none" fo:font-weight="normal" officeooo:rsid="0ca860b9" style:font-style-asian="normal" style:font-weight-asian="normal" style:font-style-complex="normal" style:font-weight-complex="normal"/>
    </style:style>
    <style:style style:name="T50" style:family="text">
      <style:text-properties fo:font-style="normal" style:text-underline-style="none" fo:font-weight="normal" officeooo:rsid="0ca88ba9" style:font-style-asian="normal" style:font-weight-asian="normal" style:font-style-complex="normal" style:font-weight-complex="normal"/>
    </style:style>
    <style:style style:name="T51" style:family="text">
      <style:text-properties fo:font-style="normal" style:text-underline-style="none" fo:font-weight="normal" officeooo:rsid="0ca9324e" style:font-style-asian="normal" style:font-weight-asian="normal" style:font-style-complex="normal" style:font-weight-complex="normal"/>
    </style:style>
    <style:style style:name="T52" style:family="text">
      <style:text-properties fo:font-style="normal" style:text-underline-style="none" fo:font-weight="normal" officeooo:rsid="0caa2e6c" style:font-style-asian="normal" style:font-weight-asian="normal" style:font-style-complex="normal" style:font-weight-complex="normal"/>
    </style:style>
    <style:style style:name="T53" style:family="text">
      <style:text-properties fo:font-style="normal" style:text-underline-style="none" fo:font-weight="normal" officeooo:rsid="0732101a" style:font-style-asian="normal" style:font-weight-asian="normal" style:font-style-complex="normal" style:font-weight-complex="normal"/>
    </style:style>
    <style:style style:name="T54" style:family="text">
      <style:text-properties fo:font-style="normal" style:text-underline-style="none" fo:font-weight="normal" officeooo:rsid="0cab176c" style:font-style-asian="normal" style:font-weight-asian="normal" style:font-style-complex="normal" style:font-weight-complex="normal"/>
    </style:style>
    <style:style style:name="T55" style:family="text">
      <style:text-properties fo:font-style="normal" style:text-underline-style="none" fo:font-weight="normal" officeooo:rsid="076cbfaa" style:font-style-asian="normal" style:font-weight-asian="normal" style:font-style-complex="normal" style:font-weight-complex="normal"/>
    </style:style>
    <style:style style:name="T56" style:family="text">
      <style:text-properties fo:font-style="normal" style:text-underline-style="none" fo:font-weight="normal" officeooo:rsid="0cab24ed" style:font-style-asian="normal" style:font-weight-asian="normal" style:font-style-complex="normal" style:font-weight-complex="normal"/>
    </style:style>
    <style:style style:name="T57" style:family="text">
      <style:text-properties fo:font-style="normal" style:text-underline-style="none" style:font-style-asian="normal" style:font-style-complex="normal"/>
    </style:style>
    <style:style style:name="T58" style:family="text">
      <style:text-properties fo:font-style="normal" style:text-underline-style="none" officeooo:rsid="0c9f2a52" style:font-style-asian="normal" style:font-style-complex="normal"/>
    </style:style>
    <style:style style:name="T59" style:family="text">
      <style:text-properties fo:font-style="normal" style:text-underline-style="none" officeooo:rsid="0291b3ef" style:font-style-asian="normal" style:font-style-complex="normal"/>
    </style:style>
    <style:style style:name="T60" style:family="text">
      <style:text-properties fo:font-style="normal" style:text-underline-style="none" officeooo:rsid="0ca515f4" style:font-style-asian="normal" style:font-style-complex="normal"/>
    </style:style>
    <style:style style:name="T61" style:family="text">
      <style:text-properties fo:font-style="normal" style:text-underline-style="none" officeooo:rsid="0ca53211" style:font-style-asian="normal" style:font-style-complex="normal"/>
    </style:style>
    <style:style style:name="T62" style:family="text">
      <style:text-properties fo:font-style="normal" style:text-underline-style="none" officeooo:rsid="0dd83591" style:font-style-asian="normal" style:font-style-complex="normal"/>
    </style:style>
    <style:style style:name="T63" style:family="text">
      <style:text-properties fo:font-style="normal" style:text-underline-style="none" officeooo:rsid="0c9ae83a" style:font-style-asian="normal" style:font-style-complex="normal"/>
    </style:style>
    <style:style style:name="T64" style:family="text">
      <style:text-properties fo:font-style="normal" style:text-underline-style="none" officeooo:rsid="0c56ab7e" style:font-style-asian="normal" style:font-style-complex="normal"/>
    </style:style>
    <style:style style:name="T65" style:family="text">
      <style:text-properties fo:font-style="normal" style:text-underline-style="none" officeooo:rsid="0d8145fe" style:font-style-asian="normal" style:font-style-complex="normal"/>
    </style:style>
    <style:style style:name="T66" style:family="text">
      <style:text-properties fo:font-style="normal" style:text-underline-style="none" officeooo:rsid="0caa2e6c" style:font-style-asian="normal" style:font-style-complex="normal"/>
    </style:style>
    <style:style style:name="T67" style:family="text">
      <style:text-properties fo:font-style="normal" style:text-underline-style="none" officeooo:rsid="0732101a" style:font-style-asian="normal" style:font-style-complex="normal"/>
    </style:style>
    <style:style style:name="T68" style:family="text">
      <style:text-properties fo:font-size="9pt" fo:font-weight="normal" style:font-size-asian="9pt" style:font-weight-asian="normal" style:font-size-complex="9pt" style:font-weight-complex="normal"/>
    </style:style>
    <style:style style:name="T69" style:family="text">
      <style:text-properties fo:font-size="9pt" fo:font-weight="normal" officeooo:rsid="0716bceb" style:font-size-asian="9pt" style:font-weight-asian="normal" style:font-size-complex="9pt" style:font-weight-complex="normal"/>
    </style:style>
    <style:style style:name="T70" style:family="text">
      <style:text-properties fo:font-size="9pt" fo:font-weight="normal" officeooo:rsid="0807999d" style:font-size-asian="9pt" style:font-weight-asian="normal" style:font-size-complex="9pt" style:font-weight-complex="normal"/>
    </style:style>
    <style:style style:name="T71" style:family="text">
      <style:text-properties fo:font-size="9pt" fo:font-weight="normal" officeooo:rsid="0c47465f" style:font-size-asian="9pt" style:font-weight-asian="normal" style:font-size-complex="9pt" style:font-weight-complex="normal"/>
    </style:style>
    <style:style style:name="T72" style:family="text">
      <style:text-properties fo:font-size="9pt" fo:font-weight="normal" officeooo:rsid="0c53b4be" style:font-size-asian="9pt" style:font-weight-asian="normal" style:font-size-complex="9pt" style:font-weight-complex="normal"/>
    </style:style>
    <style:style style:name="T73" style:family="text">
      <style:text-properties fo:font-size="9pt" fo:font-weight="normal" officeooo:rsid="0c547309" style:font-size-asian="9pt" style:font-weight-asian="normal" style:font-size-complex="9pt" style:font-weight-complex="normal"/>
    </style:style>
    <style:style style:name="T74" style:family="text">
      <style:text-properties fo:font-size="9pt" fo:font-weight="normal" officeooo:rsid="0c571046" style:font-size-asian="9pt" style:font-weight-asian="normal" style:font-size-complex="9pt" style:font-weight-complex="normal"/>
    </style:style>
    <style:style style:name="T75" style:family="text">
      <style:text-properties fo:font-size="9pt" fo:font-weight="normal" officeooo:rsid="0c5826fd" style:font-size-asian="9pt" style:font-weight-asian="normal" style:font-size-complex="9pt" style:font-weight-complex="normal"/>
    </style:style>
    <style:style style:name="T76" style:family="text">
      <style:text-properties fo:font-size="9pt" fo:font-weight="normal" officeooo:rsid="0c851fb8" style:font-size-asian="9pt" style:font-weight-asian="normal" style:font-size-complex="9pt" style:font-weight-complex="normal"/>
    </style:style>
    <style:style style:name="T77" style:family="text">
      <style:text-properties fo:font-size="9pt" fo:font-weight="normal" officeooo:rsid="0c863874" style:font-size-asian="9pt" style:font-weight-asian="normal" style:font-size-complex="9pt" style:font-weight-complex="normal"/>
    </style:style>
    <style:style style:name="T78" style:family="text">
      <style:text-properties fo:font-size="9pt" fo:font-style="normal" fo:font-weight="normal" style:font-size-asian="9pt" style:font-style-asian="normal" style:font-weight-asian="normal" style:font-size-complex="9pt" style:font-style-complex="normal" style:font-weight-complex="normal"/>
    </style:style>
    <style:style style:name="T79" style:family="text">
      <style:text-properties fo:font-size="9pt" fo:font-style="normal" fo:font-weight="normal" officeooo:rsid="0716bceb" style:font-size-asian="9pt" style:font-style-asian="normal" style:font-weight-asian="normal" style:font-size-complex="9pt" style:font-style-complex="normal" style:font-weight-complex="normal"/>
    </style:style>
    <style:style style:name="T80" style:family="text">
      <style:text-properties fo:font-size="9pt" fo:font-style="normal" fo:font-weight="normal" officeooo:rsid="0c59e5e6" style:font-size-asian="9pt" style:font-style-asian="normal" style:font-weight-asian="normal" style:font-size-complex="9pt" style:font-style-complex="normal" style:font-weight-complex="normal"/>
    </style:style>
    <style:style style:name="T81" style:family="text">
      <style:text-properties fo:font-size="9pt" fo:font-style="normal" fo:font-weight="normal" officeooo:rsid="0c6e2808" style:font-size-asian="9pt" style:font-style-asian="normal" style:font-weight-asian="normal" style:font-size-complex="9pt" style:font-style-complex="normal" style:font-weight-complex="normal"/>
    </style:style>
    <style:style style:name="T82" style:family="text">
      <style:text-properties fo:font-size="9pt" fo:font-style="normal" style:text-underline-style="none" fo:font-weight="normal" officeooo:rsid="022da1e3" style:font-size-asian="9pt" style:font-style-asian="normal" style:font-weight-asian="normal" style:font-size-complex="9pt" style:font-style-complex="normal" style:font-weight-complex="normal"/>
    </style:style>
    <style:style style:name="T83" style:family="text">
      <style:text-properties fo:font-size="9pt" fo:font-style="normal" style:text-underline-style="none" fo:font-weight="normal" officeooo:rsid="0c9d4513" style:font-size-asian="9pt" style:font-style-asian="normal" style:font-weight-asian="normal" style:font-size-complex="9pt" style:font-style-complex="normal" style:font-weight-complex="normal"/>
    </style:style>
    <style:style style:name="T84" style:family="text">
      <style:text-properties fo:font-size="9pt" fo:font-style="normal" style:text-underline-style="none" fo:font-weight="normal" officeooo:rsid="0c9f2a52" style:font-size-asian="9pt" style:font-style-asian="normal" style:font-weight-asian="normal" style:font-size-complex="9pt" style:font-style-complex="normal" style:font-weight-complex="normal"/>
    </style:style>
    <style:style style:name="T85" style:family="text">
      <style:text-properties fo:font-size="9pt" officeooo:rsid="0c890c1a" style:font-size-asian="9pt" style:font-size-complex="9pt"/>
    </style:style>
    <style:style style:name="T86" style:family="text">
      <style:text-properties fo:font-size="9pt" officeooo:rsid="0c897df1" style:font-size-asian="9pt" style:font-size-complex="9pt"/>
    </style:style>
    <style:style style:name="T87" style:family="text">
      <style:text-properties fo:font-size="9pt" fo:font-style="italic" style:text-underline-style="none" officeooo:rsid="022da1e3" style:font-size-asian="9pt" style:font-style-asian="italic" style:font-size-complex="9pt" style:font-style-complex="italic"/>
    </style:style>
    <style:style style:name="T88" style:family="text">
      <style:text-properties style:text-underline-style="solid" style:text-underline-width="auto" style:text-underline-color="font-color" fo:font-weight="normal" style:font-weight-asian="normal" style:font-weight-complex="normal"/>
    </style:style>
    <style:style style:name="T89" style:family="text">
      <style:text-properties style:text-underline-style="solid" style:text-underline-width="auto" style:text-underline-color="font-color" fo:font-weight="normal" officeooo:rsid="0c72033f" style:font-weight-asian="normal" style:font-weight-complex="normal"/>
    </style:style>
    <style:style style:name="T90" style:family="text">
      <style:text-properties style:text-underline-style="solid" style:text-underline-width="auto" style:text-underline-color="font-color" fo:font-weight="normal" officeooo:rsid="0c7ab1e5" style:font-weight-asian="normal" style:font-weight-complex="normal"/>
    </style:style>
    <style:style style:name="T91" style:family="text">
      <style:text-properties style:text-underline-style="solid" style:text-underline-width="auto" style:text-underline-color="font-color" fo:font-weight="normal" officeooo:rsid="0c8f387c" style:font-weight-asian="normal" style:font-weight-complex="normal"/>
    </style:style>
    <style:style style:name="T92" style:family="text">
      <style:text-properties style:text-underline-style="solid" style:text-underline-width="auto" style:text-underline-color="font-color" fo:font-weight="normal" officeooo:rsid="0c93fba8" style:font-weight-asian="normal" style:font-weight-complex="normal"/>
    </style:style>
    <style:style style:name="T93" style:family="text">
      <style:text-properties style:text-underline-style="none" fo:font-weight="normal" style:font-weight-asian="normal" style:font-weight-complex="normal"/>
    </style:style>
    <style:style style:name="T94" style:family="text">
      <style:text-properties style:text-underline-style="none" fo:font-weight="normal" officeooo:rsid="0c8f387c" style:font-weight-asian="normal" style:font-weight-complex="normal"/>
    </style:style>
    <style:style style:name="T95" style:family="text">
      <style:text-properties style:text-underline-style="none" fo:font-weight="normal" officeooo:rsid="0c8fd5c2" style:font-weight-asian="normal" style:font-weight-complex="normal"/>
    </style:style>
    <style:style style:name="T96" style:family="text">
      <style:text-properties style:text-underline-style="none" fo:font-weight="normal" officeooo:rsid="0c93fba8" style:font-weight-asian="normal" style:font-weight-complex="normal"/>
    </style:style>
    <style:style style:name="T97" style:family="text">
      <style:text-properties style:text-underline-style="none" fo:font-weight="normal" officeooo:rsid="0c947724" style:font-weight-asian="normal" style:font-weight-complex="normal"/>
    </style:style>
    <style:style style:name="T98" style:family="text">
      <style:text-properties style:text-underline-style="none" fo:font-weight="normal" officeooo:rsid="0c951b2d" style:font-weight-asian="normal" style:font-weight-complex="normal"/>
    </style:style>
    <style:style style:name="T99" style:family="text">
      <style:text-properties style:text-underline-style="none" fo:font-weight="normal" officeooo:rsid="0c8c7e26" style:font-weight-asian="normal" style:font-weight-complex="normal"/>
    </style:style>
    <style:style style:name="T100" style:family="text">
      <style:text-properties style:text-underline-style="none" fo:font-weight="normal" officeooo:rsid="0c971a4e" style:font-weight-asian="normal" style:font-weight-complex="normal"/>
    </style:style>
    <style:style style:name="T101" style:family="text">
      <style:text-properties style:text-underline-style="none" fo:font-weight="normal" officeooo:rsid="0c9737a0" style:font-weight-asian="normal" style:font-weight-complex="normal"/>
    </style:style>
    <style:style style:name="T102" style:family="text">
      <style:text-properties style:text-underline-style="none" fo:font-weight="normal" officeooo:rsid="0c98c0e4" style:font-weight-asian="normal" style:font-weight-complex="normal"/>
    </style:style>
    <style:style style:name="T103" style:family="text">
      <style:text-properties style:text-underline-style="none" fo:font-weight="normal" officeooo:rsid="0c99d437" style:font-weight-asian="normal" style:font-weight-complex="normal"/>
    </style:style>
    <style:style style:name="T104" style:family="text">
      <style:text-properties style:text-underline-style="none" fo:font-weight="normal" officeooo:rsid="0c9bcbae" style:font-weight-asian="normal" style:font-weight-complex="normal"/>
    </style:style>
    <style:style style:name="T105" style:family="text">
      <style:text-properties style:text-underline-style="none" fo:font-weight="normal" officeooo:rsid="0c9d4513" style:font-weight-asian="normal" style:font-weight-complex="normal"/>
    </style:style>
    <style:style style:name="T106" style:family="text">
      <style:text-properties style:text-underline-style="none" officeooo:rsid="0c8c7e26"/>
    </style:style>
    <style:style style:name="T107" style:family="text">
      <style:text-properties style:text-underline-style="none" officeooo:rsid="0eec44b2"/>
    </style:style>
    <style:style style:name="T108" style:family="text">
      <style:text-properties style:text-underline-style="none" officeooo:rsid="077070cb"/>
    </style:style>
    <style:style style:name="T109" style:family="text">
      <style:text-properties officeooo:rsid="0c849d9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32">A</text:span><text:span text:style-name="T31">udience ► </text:span><text:span text:style-name="T26">This playbook is for GMs of a game using the Mutagen Engine. There’</text:span><text:span text:style-name="T30">re</text:span><text:span text:style-name="T26"> no secret</text:span><text:span text:style-name="T29">s</text:span><text:span text:style-name="T26">, so players are welcome; but the GM’s experience is not the same as the player’s, and this playbook doesn’t mince words.</text:span></text:p>
      <text:p text:style-name="P17"><text:span text:style-name="T32"/></text:p>
      <text:p text:style-name="P17"><text:span text:style-name="T32">P</text:span><text:span text:style-name="T31">rereqs ►</text:span><text:span text:style-name="T26"> </text:span><text:span text:style-name="T27">Read the Mutagen</text:span><text:span text:style-name="T26"> Meta section</text:span><text:span text:style-name="T27"> at the back of this playbook.</text:span><text:span text:style-name="T26"> Everything builds from that. </text:span><text:span text:style-name="T27">Also read a PC playbook so you have an idea what that’s like.</text:span></text:p>
      <text:p text:style-name="P17"><text:span text:style-name="T27"/></text:p>
      <text:p text:style-name="P19"><text:span text:style-name="T31">Fiction first ►</text:span><text:span text:style-name="T26"> Everything in this game flows </text:span><text:span text:style-name="T33">from</text:span><text:span text:style-name="T26"> the fiction, not the other way around. Play by figuring out what would logically happen in the “real” world, </text:span><text:span text:style-name="T33">then</text:span><text:span text:style-name="T26"> figuring out which game mechanic might apply. </text:span></text:p>
      <text:p text:style-name="P19"><text:span text:style-name="T26"/></text:p>
      <text:p text:style-name="P19"><text:span text:style-name="T26">A good example is harm: injuries create harm, not the other way around. One of the NPCs shot somebody in the chest: we all know that’s a life-threatening wound, so they take that’s 2 harm. If you got shot with the exact same gun in the hand? 1 harm. In the face? 3 harm. </text:span><text:span text:style-name="T28">The gun doesn’t do some fixed amount of damage, see? It’s based on what y’all said happened in the story.</text:span></text:p>
      <text:p text:style-name="P11"/>
      <text:p text:style-name="P5">Love the PCs ►<text:span text:style-name="T1"> You’ve gotta love the PCs. You’ve gotta be their biggest fan in the whole world. </text:span><text:span text:style-name="T2">You’ve gotta be curious about them. This is a matter of attitude, and it’s </text:span><text:span text:style-name="T89">your</text:span><text:span text:style-name="T2"> responsibility; this isn’t about your players making cool enough characters.</text:span></text:p>
      <text:p text:style-name="P5"/>
      <text:p text:style-name="P6">We’re mediators and facilitators, not auteurs ►<text:span text:style-name="T1"> </text:span><text:span text:style-name="T3">If you want to have an epic quest line plotted on a 3-act structure with predetermined encounters and </text:span><text:span text:style-name="T4">maybe branching results</text:span><text:span text:style-name="T3">, you’re better at plot than I am, and I encourage you to write a book.</text:span></text:p>
      <text:p text:style-name="P12"/>
      <text:p text:style-name="P6"><text:span text:style-name="T3">Our role as a GM in this game isn’t to </text:span><text:span text:style-name="T4">carry the PCs through a plot</text:span><text:span text:style-name="T3">. Our job is to provide </text:span><text:span text:style-name="T8">problems to solve</text:span><text:span text:style-name="T4">, NPCs and scenery, suspense, and consequences for failure. Otherwise the PCs should be writing as much of the story as you can get them to. The more of the story you’ve got them writing, the more epic your contributions feel when you do come in with something you’ve been working on.</text:span></text:p>
      <text:p text:style-name="P13"/>
      <text:p text:style-name="P7">Plan to improv ►<text:span text:style-name="T1"> Instead of spending your prep time plotting out intricate storylines and nuanced recurring villains that your players often ignore, just write down cool ideas you have in a notebook. One of these could be an NPC concept, a neat item, an idea for an adventure hook, or a location. Just put down a few key details that distinguishes </text:span><text:span text:style-name="T88">this</text:span><text:span text:style-name="T1"> corner bar from </text:span><text:span text:style-name="T88">that</text:span><text:span text:style-name="T1"> corner bar, and move on to the next idea.</text:span></text:p>
      <text:p text:style-name="P14"/>
      <text:p text:style-name="P7"><text:span text:style-name="T1">Then when your players decide to go off to wherever on their own agendas, you can deftly slip in these fragmentary ideas like you’ve got a whole world meticulously prepared. They won’t even notice </text:span><text:span text:style-name="T5">you’ve only got 8 words written down about Tobias Trim</text:span><text:span text:style-name="T1"> because you’ve got them doing all the storytelling </text:span><text:span text:style-name="T5">and inventing fiction </text:span><text:span text:style-name="T1">anyway, right?</text:span></text:p>
      <text:p text:style-name="P14"/>
      <text:p text:style-name="P9">Just give them the problem ► <text:span text:style-name="T1">Don’t bother trying to balance story problems so that they’re “solvable”. First off, not everybody can fix every problem. But more importantly, PCs in this typically game have larger than life powers in-world, and players have ridiculous amounts of narrative control. </text:span><text:span text:style-name="T10">They typically </text:span><text:span text:style-name="T90">can</text:span><text:span text:style-name="T10"> find a solution to most problems—often </text:span><text:span text:style-name="T11">awesome and shocking </text:span><text:span text:style-name="T10">solutions you’d never predict.</text:span></text:p>
      <text:p text:style-name="P15"/>
      <text:p text:style-name="P10"><text:span text:style-name="T1">Failure’s also always an option. Since you don’t have any plot planned, you don’t need the PCs to overcome that challenge just to keep the plot on track. </text:span><text:span text:style-name="T9">You can always just l</text:span><text:span text:style-name="T1">et them take the loss and try something else.</text:span></text:p>
      <text:p text:style-name="P14"/>
      <text:p text:style-name="P8">Name (almost) everybody and everything ►<text:span text:style-name="T1"> Go online and get a name generator and just make a huge list of names. Print it out, bring it to the table, and whenever the PCs interact with an individual NPC, give that NPC a name </text:span><text:span text:style-name="T6">from the list</text:span><text:span text:style-name="T1">. You don’t have to be dogmatic about this—sometimes the bouncer’s just “the bouncer”—but I find it adds a lot for nearly everybody to have a name.</text:span></text:p>
      <text:p text:style-name="P16"/>
      <text:p text:style-name="P8"><text:span text:style-name="T1">Oh, and just tell the players. Part of the point is to make the players see the NPCs as people, which doesn’t work if you hide the name. </text:span><text:span text:style-name="T7">If an NPC’s identity is secret, give them an alias.</text:span></text:p>
      <text:p text:style-name="P18"/>
      <text:p text:style-name="P1">The symbols are different here ► <text:span text:style-name="T1">In the rest of the playbooks, the symbols </text:span><text:span text:style-name="T79">△, </text:span><text:span text:style-name="T69">○, </text:span><text:span text:style-name="T68">and</text:span><text:span text:style-name="T70"> </text:span><text:span text:style-name="T69">● </text:span><text:span text:style-name="T68">have one meaning. In </text:span><text:span text:style-name="T71">this playbook they have another.</text:span></text:p>
      <text:p text:style-name="P20"/>
      <text:p text:style-name="P3"><text:span text:style-name="T85">Free Moves ► </text:span><text:span text:style-name="T72">M</text:span><text:span text:style-name="T68">ake moves with a </text:span><text:span text:style-name="T69">● </text:span><text:span text:style-name="T68">whenever you think it’d be cool, </text:span><text:span text:style-name="T74">or whenever another move suggests it.</text:span></text:p>
      <text:p text:style-name="P21"/>
      <text:p text:style-name="P2"><text:span text:style-name="T85">Co-Moves ► </text:span><text:span text:style-name="T73">Moves with a </text:span><text:span text:style-name="T69">○ </text:span><text:span text:style-name="T76">or ▻</text:span><text:span text:style-name="T69"> </text:span><text:span text:style-name="T73">are called co-moves. They have the same name as a move in a PC’s </text:span><text:span text:style-name="T77">or meta</text:span><text:span text:style-name="T73"> playbook. </text:span><text:span text:style-name="T75">When a player makes a move, play the appropriate co-move (if there is one).</text:span></text:p>
      <text:p text:style-name="P22"/>
      <text:p text:style-name="P4"><text:span text:style-name="T86">Game Options ► </text:span><text:span text:style-name="T75">M</text:span><text:span text:style-name="T68">oves with </text:span><text:span text:style-name="T79">△ </text:span><text:span text:style-name="T78">are optional moves. </text:span><text:span text:style-name="T80">You should decide before you start playing a new series whether or not you want to use the move, as these typically have big impacts on the story</text:span><text:span text:style-name="T78">. If you decide you’re going to use one of the optional moves, </text:span><text:span text:style-name="T80">fill the </text:span><text:span text:style-name="T79">△ </text:span><text:span text:style-name="T80">so that you remember your choice </text:span><text:span text:style-name="T81">and stay consistent.</text:span></text:p>
      <text:p text:style-name="P28"/>
      <text:p text:style-name="P24">Moves ▻<text:span text:style-name="T1"> Moves are literally the only things you can do in this game. ⌞Aptitudes⌝ and ⌞resources⌝ describe the character, </text:span><text:span text:style-name="T14">but moves are what let them </text:span><text:span text:style-name="T92">do</text:span><text:span text:style-name="T96"> stuff </text:span><text:span text:style-name="T97">that matters.</text:span></text:p>
      <text:p text:style-name="P24"><text:span text:style-name="T1"/></text:p>
      <text:p text:style-name="P25"><text:span text:style-name="T1">⌞</text:span><text:span text:style-name="T15">S</text:span><text:span text:style-name="T1">tory moves⌝ let us </text:span><text:span text:style-name="T12">push</text:span><text:span text:style-name="T1"> a story forward </text:span><text:span text:style-name="T12">while maintaining risk and surprise</text:span><text:span text:style-name="T1">. You could tell a complete RPG without anything but the story moves, </text:span><text:span text:style-name="T12">although characters would feel bland and undifferentiated.</text:span></text:p>
      <text:p text:style-name="P25"><text:span text:style-name="T12"/></text:p>
      <text:p text:style-name="P26"><text:span text:style-name="T1">Story moves deal with universal goals that RPG PCs might have from moment to moment in a story. They cover the vast majority of risky, exciting shit that happens in a game. </text:span><text:span text:style-name="T13">But they don’t care </text:span><text:span text:style-name="T91">how</text:span><text:span text:style-name="T94"> they do the thing.</text:span></text:p>
      <text:p text:style-name="P26"><text:span text:style-name="T94"/></text:p>
      <text:p text:style-name="P27"><text:span text:style-name="T94">F</text:span><text:span text:style-name="T93">or instance, everybody can try to break an important object (</text:span><text:span text:style-name="T16">⌞go apeshit⌝</text:span><text:span text:style-name="T36">) to move the story forward. For figuring out what kind of thing would be cool to happen if they failed, it hardly matters if they’re using a club or a blowtorch.</text:span></text:p>
      <text:p text:style-name="P26"><text:span text:style-name="T94"/></text:p>
      <text:p text:style-name="P27"><text:span text:style-name="T95">Aside from story moves, t</text:span><text:span text:style-name="T93">he rest of the moves a PC has deal with basically “exceptions to the rule”. </text:span><text:span text:style-name="T95">Normal people don’t throw fireballs, but wizards do and get a move to let them defy the norm. If throwing fireballs is super common in your world, then it </text:span><text:span text:style-name="T98">wouldn’t need a move.</text:span></text:p>
      <text:p text:style-name="P27"><text:span text:style-name="T98"/></text:p>
      <text:p text:style-name="P23"><text:span text:style-name="T107">Aptitudes </text:span><text:span text:style-name="T106">▻</text:span><text:span text:style-name="T99"> </text:span><text:span text:style-name="T100">Aptitudes basically let us say what a character is good at. </text:span><text:span text:style-name="T101">Without aptitudes, every </text:span><text:span text:style-name="T103">PC</text:span><text:span text:style-name="T101"> would have the same chance of succeeding at anything; and a</text:span><text:span text:style-name="T102">ny</text:span><text:span text:style-name="T101"> </text:span><text:span text:style-name="T103">PC</text:span><text:span text:style-name="T101"> would have the same chance of succeeding at everything. S</text:span><text:span text:style-name="T103">eparating aptitudes from moves lets us link them in interesting ways, letting players do the same things in different ways.</text:span></text:p>
      <text:p text:style-name="P23"><text:span text:style-name="T103"/></text:p>
      <text:p text:style-name="P29"><text:soft-page-break/><text:span text:style-name="T108">Resources </text:span><text:span text:style-name="T106">▻</text:span><text:span text:style-name="T99"> </text:span><text:span text:style-name="T104">On a technical level, everything the PCs or you “have”, including stuff like ⌞status⌝, is a resource. But also resources are probably the easiest base concept to grasp: they’re notes, or points, or some combination of notes and points. </text:span><text:span text:style-name="T105">They start full, and stay that way, until a move says otherwise.</text:span></text:p>
      <text:p text:style-name="P29"><text:span text:style-name="T104"/></text:p>
      <text:h text:style-name="P30" text:outline-level="2"><text:span text:style-name="T87">Respect our limits</text:span><text:span text:style-name="T82"> ► </text:span><text:span text:style-name="T83">I highly suggest finding a gaming consent form and having your players fill it out before the first session. This is a non-confrontational way to find out what somebody really might have a problem with. Then when you’re building your world and scenarios, you can avoid </text:span><text:span text:style-name="T84">things that will upset people.</text:span></text:h>
      <text:h text:style-name="P30" text:outline-level="2"><text:span text:style-name="T84"/></text:h>
      <text:h text:style-name="P31" text:outline-level="2"><text:span text:style-name="T18">State a limit</text:span><text:span text:style-name="T58"> ► </text:span><text:span text:style-name="T37">This means you too! Just say, “Jill, I know that might be how she acts, but I’m not comfortable with playing out your character doing that. Could we skip it?”</text:span></text:h>
      <text:h text:style-name="P31" text:outline-level="2"><text:span text:style-name="T37"/></text:h>
      <text:h text:style-name="P32" text:outline-level="2"><text:span text:style-name="T25">Invent fiction</text:span><text:span text:style-name="T58"> ► </text:span><text:span text:style-name="T37">Let them invent fiction, goddamnit! </text:span><text:span text:style-name="T38">If they’re not contradicting something established or that you’re holding in surprise, just </text:span><text:span text:style-name="T39">enjoy the ride.</text:span></text:h>
      <text:h text:style-name="P32" text:outline-level="2"><text:span text:style-name="T37"/></text:h>
      <text:h text:style-name="P32" text:outline-level="2"><text:span text:style-name="T37">Push them to engage by leaving blanks in your world. For instance, write down a dark ritual with blanks for the horrible implements, and ask the players what each tool is as the sinister priest pulls it from his black robe. A few scenes like this, and they’ll be volunteering stuff.</text:span></text:h>
      <text:h text:style-name="P32" text:outline-level="2"><text:span text:style-name="T37"/></text:h>
      <text:h text:style-name="P33" text:outline-level="2"><text:span text:style-name="T19">D</text:span><text:span text:style-name="T20">on’t sweat the meta</text:span><text:span text:style-name="T59"> ► </text:span><text:span text:style-name="T40">To a large degree, this goes for you too. Don’t whisper in players’ ears and pass notes. Don’t hide names </text:span><text:span text:style-name="T41">of people or places </text:span><text:span text:style-name="T40">(unless the literal name itself ruins a surprise; </text:span><text:span text:style-name="T42">in which case, maybe rename it</text:span><text:span text:style-name="T40">).</text:span></text:h>
      <text:h text:style-name="P33" text:outline-level="2"><text:span text:style-name="T40"/></text:h>
      <text:h text:style-name="P33" text:outline-level="2"><text:span text:style-name="T40">If you’re playing some kind of fish-out-of-water game, don’t go describing </text:span><text:span text:style-name="T42">a cellphone as a</text:span><text:span text:style-name="T40"> “black crystalline slab with several colored protrusions”. </text:span><text:span text:style-name="T42">Nobody will picture what you have in your head, and it won’t be a cool puzzle… it’s just fucking confusing. Say what it is, and let the PCs </text:span><text:span text:style-name="T34">roleplay</text:span><text:span text:style-name="T42"> not knowing what it is.</text:span></text:h>
      <text:h text:style-name="P33" text:outline-level="2"><text:span text:style-name="T42"/></text:h>
      <text:h text:style-name="P34" text:outline-level="2"><text:span text:style-name="T20">Dispute</text:span><text:span text:style-name="T21"> fiction</text:span><text:span text:style-name="T60"> ►</text:span><text:span text:style-name="T42"> </text:span><text:span text:style-name="T43">This is complicated and ultimately emotional. In other games, it comes up when PCs die—so Mutagen eliminates that issue—but it can still come up if you kill off a favorite NPC in an </text:span><text:span text:style-name="T35">unsatisfying</text:span><text:span text:style-name="T43"> way. It’s also liable to come up if you just arbitrary erase progress toward PC goals—and for good reason.</text:span></text:h>
      <text:h text:style-name="P34" text:outline-level="2"><text:span text:style-name="T43"/></text:h>
      <text:h text:style-name="P35" text:outline-level="2"><text:span text:style-name="T61">Bought and free items ►</text:span><text:span text:style-name="T43"> Be careful approving PCs to buy </text:span><text:span text:style-name="T44">△, </text:span><text:span text:style-name="T43">as they’re typically game-breaking in a game not designed to incorporate them directly. </text:span><text:span text:style-name="T45">The only </text:span><text:span text:style-name="T44">△</text:span><text:span text:style-name="T45">s</text:span><text:span text:style-name="T44"> </text:span><text:span text:style-name="T45">in Common </text:span><text:span text:style-name="T47">are</text:span><text:span text:style-name="T45"> for superhuman levels of </text:span><text:span text:style-name="T46">Health, </text:span><text:span text:style-name="T47">but some PC playbooks include them.</text:span></text:h>
      <text:h text:style-name="P35" text:outline-level="2"><text:span text:style-name="T47"/></text:h>
      <text:h text:style-name="P36" text:outline-level="2"><text:span text:style-name="T48">🗣</text:span><text:span text:style-name="T22">Consult the GM</text:span><text:span text:style-name="T62"> ►</text:span><text:span text:style-name="T48"> </text:span><text:span text:style-name="T49">Stuff with </text:span><text:span text:style-name="T48">🗣 </text:span><text:span text:style-name="T49">tends to be not so much game-breaking as stuff that will mean something very different in different games. </text:span><text:span text:style-name="T50">A player might take Spooky Shit assuming it’ll let them talk to ghosts; but there are no ghosts in your world, </text:span><text:span text:style-name="T51">and Spooky Shit is about government conspiracies. </text:span><text:span text:style-name="T52">So the icon gets y’all talking.</text:span></text:h>
      <text:h text:style-name="P36" text:outline-level="2"><text:span text:style-name="T52"/></text:h>
      <text:h text:style-name="P37" text:outline-level="2"><text:span text:style-name="T63">(</text:span><text:span text:style-name="T64">Progress</text:span><text:span text:style-name="T63">)</text:span><text:span text:style-name="T64"> </text:span><text:span text:style-name="T65">B</text:span><text:span text:style-name="T64">ars</text:span><text:span text:style-name="T66"> </text:span><text:span text:style-name="T67">► </text:span><text:span text:style-name="T54">A progress bar is super simple. You can make them prettier, but here’s a simple example:</text:span></text:h>
      <table:table table:name="Table1" table:style-name="Table1">
        <table:table-column table:style-name="Table1.A"/>
        <table:table-row>
          <table:table-cell table:style-name="Table1.A1" office:value-type="string">
            <text:h text:style-name="P39" text:outline-level="2"><text:span text:style-name="T36">You defuse the bomb: </text:span><text:span text:style-name="T55">▢▢ ▢▢</text:span></text:h>
          </table:table-cell>
        </table:table-row>
      </table:table>
      <text:h text:style-name="P38" text:outline-level="2"><text:span text:style-name="T55">I</text:span><text:span text:style-name="T36">t’s a thing that’s gonna happen, and it’s a number of ticks for it to happen. Use more ticks to represent more complicated or time-consuming tasks.</text:span></text:h>
      <text:h text:style-name="P38" text:outline-level="2"><text:span text:style-name="T36"/></text:h>
      <text:h text:style-name="P40" text:outline-level="2"><text:span text:style-name="T36">The point of a bar is to show rising tension to the players. There’s no point in making one if you’re going to keep it hidden.</text:span></text:h>
      <text:h text:style-name="P40" text:outline-level="2"><text:span text:style-name="T36"/></text:h>
      <text:h text:style-name="P41" text:outline-level="2"><text:span text:style-name="T23">T</text:span><text:span text:style-name="T17">ick a </text:span><text:span text:style-name="T24">bar</text:span><text:span text:style-name="T57"> </text:span><text:span text:style-name="T67">►</text:span><text:span text:style-name="T53"> </text:span><text:span text:style-name="T56">Don’t tick bars just based on time passage.</text:span></text:h>
      <text:h text:style-name="P41" text:outline-level="2"><text:span text:style-name="T56"/></text:h>
      <text:h text:style-name="P41" text:outline-level="2"><text:span text:style-name="T5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 fo:font-family="Sans-serif" style:font-family-generic="swiss" fo:font-size="9pt" fo:font-weight="normal" officeooo:rsid="087077b6" style:font-size-asian="7.84999990463257pt" style:font-weight-asian="normal" style:font-size-complex="9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Sans-serif" fo:font-family="Sans-serif" style:font-family-generic="swis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5.25in" style:type="center"/>
          <style:tab-stop style:position="10.5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Sans-serif" fo:font-family="Sans-serif" style:font-family-generic="swis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Sans-serif" fo:font-size="16pt" officeooo:rsid="0b348f6b" officeooo:paragraph-rsid="0c849d9f" style:font-size-asian="16pt" style:font-size-complex="16pt"/>
    </style:style>
    <style:style style:name="MT1" style:family="text">
      <style:text-properties officeooo:rsid="0c849d9f"/>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GM: Mutagen </text:span>Meta Playboo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5T21:18:14.225843956</meta:creation-date>
    <dc:date>2021-11-28T21:18:39.989863073</dc:date>
    <meta:editing-duration>P7DT3H39M39S</meta:editing-duration>
    <meta:editing-cycles>2855</meta:editing-cycles>
    <meta:generator>LibreOffice/6.0.7.3$Linux_X86_64 LibreOffice_project/00m0$Build-3</meta:generator>
    <meta:print-date>2021-11-12T06:54:01.935995134</meta:print-date>
    <meta:document-statistic meta:table-count="1" meta:image-count="0" meta:object-count="0" meta:page-count="2" meta:paragraph-count="39" meta:word-count="1662" meta:character-count="9179" meta:non-whitespace-character-count="7561"/>
  </office:meta>
</office:document-meta>
</file>